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96cm"/>
    </style:style>
    <style:style style:name="co3" style:family="table-column">
      <style:table-column-properties fo:break-before="auto" style:column-width="2.842cm"/>
    </style:style>
    <style:style style:name="co4" style:family="table-column">
      <style:table-column-properties fo:break-before="auto" style:column-width="2.866cm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Patient</text:p>
          </table:table-cell>
          <table:table-cell office:value-type="string">
            <text:p>Disorder</text:p>
          </table:table-cell>
          <table:table-cell office:value-type="string">
            <text:p>PerformanceWMS</text:p>
          </table:table-cell>
          <table:table-cell office:value-type="string">
            <text:p>TimeOnsetDays</text:p>
          </table:table-cell>
          <table:table-cell office:value-type="string">
            <text:p>Age</text:p>
          </table:table-cell>
          <table:table-cell office:value-type="string">
            <text:p>AerobicVO2max</text:p>
          </table:table-cell>
          <table:table-cell office:value-type="string">
            <text:p>Depression</text:p>
          </table:table-cell>
          <table:table-cell office:value-type="string">
            <text:p>Education</text:p>
          </table:table-cell>
        </table:table-row>
        <table:table-row table:style-name="ro2">
          <table:table-cell office:value-type="string">
            <text:p>p00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0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97">
            <text:p>97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03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36">
            <text:p>36</text:p>
          </table:table-cell>
          <table:table-cell office:value-type="float" office:value="95">
            <text:p>9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004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0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0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41">
            <text:p>41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007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42">
            <text:p>42</text:p>
          </table:table-cell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08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85">
            <text:p>85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09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85">
            <text:p>8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01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3">
            <text:p>43</text:p>
          </table:table-cell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1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3">
            <text:p>43</text:p>
          </table:table-cell>
          <table:table-cell office:value-type="float" office:value="84">
            <text:p>8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0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013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14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48">
            <text:p>48</text:p>
          </table:table-cell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15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49">
            <text:p>49</text:p>
          </table:table-cell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016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51">
            <text:p>51</text:p>
          </table:table-cell>
          <table:table-cell office:value-type="float" office:value="77">
            <text:p>77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17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52">
            <text:p>52</text:p>
          </table:table-cell>
          <table:table-cell office:value-type="float" office:value="76">
            <text:p>76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18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019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54">
            <text:p>54</text:p>
          </table:table-cell>
          <table:table-cell office:value-type="float" office:value="76">
            <text:p>76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02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022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54">
            <text:p>54</text:p>
          </table:table-cell>
          <table:table-cell office:value-type="float" office:value="74">
            <text:p>74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23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54">
            <text:p>54</text:p>
          </table:table-cell>
          <table:table-cell office:value-type="float" office:value="73">
            <text:p>73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24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02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026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27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028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29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03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03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32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033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03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3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36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03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66">
            <text:p>66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38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39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040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41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42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043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44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45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046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47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73">
            <text:p>73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48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049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50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76">
            <text:p>76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51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office:value-type="float" office:value="58">
            <text:p>58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052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5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54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05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56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057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058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80">
            <text:p>80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059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82">
            <text:p>82</text:p>
          </table:table-cell>
          <table:table-cell office:value-type="float" office:value="55">
            <text:p>55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60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83">
            <text:p>83</text:p>
          </table:table-cell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061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62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063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064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065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66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067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68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069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070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071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72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07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74</text:p>
          </table:table-cell>
          <table:table-cell office:value-type="float" office:value="0">
            <text:p>0</text:p>
          </table:table-cell>
          <table:table-cell table:number-columns-repeated="2" office:value-type="float" office:value="99">
            <text:p>9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07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07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077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78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079</text:p>
          </table:table-cell>
          <table:table-cell office:value-type="float" office:value="0">
            <text:p>0</text:p>
          </table:table-cell>
          <table:table-cell table:number-columns-repeated="2" office:value-type="float" office:value="102">
            <text:p>102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80</text:p>
          </table:table-cell>
          <table:table-cell office:value-type="float" office:value="0">
            <text:p>0</text:p>
          </table:table-cell>
          <table:table-cell table:number-columns-repeated="2" office:value-type="float" office:value="102">
            <text:p>102</text:p>
          </table:table-cell>
          <table:table-cell table:number-columns-repeated="2"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081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082</text:p>
          </table:table-cell>
          <table:table-cell office:value-type="float" office:value="0">
            <text:p>0</text:p>
          </table:table-cell>
          <table:table-cell table:number-columns-repeated="2" office:value-type="float" office:value="104">
            <text:p>104</text:p>
          </table:table-cell>
          <table:table-cell table:number-columns-repeated="2"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083</text:p>
          </table:table-cell>
          <table:table-cell office:value-type="float" office:value="0">
            <text:p>0</text:p>
          </table:table-cell>
          <table:table-cell table:number-columns-repeated="2" office:value-type="float" office:value="104">
            <text:p>104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84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085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86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10">
            <text:p>110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087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088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089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21">
            <text:p>121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90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24">
            <text:p>124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091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25">
            <text:p>125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092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26">
            <text:p>126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093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26">
            <text:p>126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094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27">
            <text:p>127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095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130">
            <text:p>130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096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138">
            <text:p>138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097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145">
            <text:p>145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098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149">
            <text:p>149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099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151">
            <text:p>151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100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60">
            <text:p>160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01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0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03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04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05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06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0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08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09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1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float" office:value="84">
            <text:p>8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11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9">
            <text:p>19</text:p>
          </table:table-cell>
          <table:table-cell office:value-type="float" office:value="84">
            <text:p>84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12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9">
            <text:p>19</text:p>
          </table:table-cell>
          <table:table-cell office:value-type="float" office:value="83">
            <text:p>83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13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82">
            <text:p>82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1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81">
            <text:p>81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15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16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17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27">
            <text:p>27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18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19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2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2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22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23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24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25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2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2">
            <text:p>32</text:p>
          </table:table-cell>
          <table:table-cell office:value-type="float" office:value="77">
            <text:p>77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2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float" office:value="77">
            <text:p>77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28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33">
            <text:p>33</text:p>
          </table:table-cell>
          <table:table-cell office:value-type="float" office:value="76">
            <text:p>7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29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33">
            <text:p>33</text:p>
          </table:table-cell>
          <table:table-cell office:value-type="float" office:value="76">
            <text:p>76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3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33">
            <text:p>33</text:p>
          </table:table-cell>
          <table:table-cell office:value-type="float" office:value="76">
            <text:p>76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31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34">
            <text:p>34</text:p>
          </table:table-cell>
          <table:table-cell office:value-type="float" office:value="76">
            <text:p>7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32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35">
            <text:p>35</text:p>
          </table:table-cell>
          <table:table-cell office:value-type="float" office:value="76">
            <text:p>7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33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34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35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36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37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38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39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41">
            <text:p>41</text:p>
          </table:table-cell>
          <table:table-cell office:value-type="float" office:value="73">
            <text:p>73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14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41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45">
            <text:p>45</text:p>
          </table:table-cell>
          <table:table-cell office:value-type="float" office:value="72">
            <text:p>7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42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45">
            <text:p>45</text:p>
          </table:table-cell>
          <table:table-cell office:value-type="float" office:value="72">
            <text:p>7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43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45">
            <text:p>45</text:p>
          </table:table-cell>
          <table:table-cell office:value-type="float" office:value="72">
            <text:p>7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44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45">
            <text:p>45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45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146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47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48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49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5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51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152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153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54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55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56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57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58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59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6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61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62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63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64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65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66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6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6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63">
            <text:p>6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6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7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7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72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73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74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75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76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77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78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68">
            <text:p>68</text:p>
          </table:table-cell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79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80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81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70">
            <text:p>70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82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71">
            <text:p>71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83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71">
            <text:p>71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84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71">
            <text:p>71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85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86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87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88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 office:value-type="float" office:value="55">
            <text:p>55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89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90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80">
            <text:p>80</text:p>
          </table:table-cell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91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80">
            <text:p>80</text:p>
          </table:table-cell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92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93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194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87">
            <text:p>87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95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88">
            <text:p>88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196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95">
            <text:p>95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97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97">
            <text:p>97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198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101">
            <text:p>101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199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107">
            <text:p>107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200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28">
            <text:p>128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name="__Anonymous_Sheet_DB__1" table:target-range-address="Foglio1.A1:Foglio1.H2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0">10/07/2023</text:date>, <text:time>16.05.5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 Cervai</meta:initial-creator>
    <meta:creation-date>2023-07-04T16:45:04</meta:creation-date>
    <meta:generator>OpenOffice/4.1.2$Unix OpenOffice.org_project/412m3$Build-9782</meta:generator>
    <dc:date>2023-07-10T16:05:54</dc:date>
    <dc:creator>Sara Cervai</dc:creator>
    <meta:editing-duration>PT3H49S</meta:editing-duration>
    <meta:editing-cycles>15</meta:editing-cycles>
    <meta:document-statistic meta:table-count="3" meta:cell-count="1608" meta:object-count="0"/>
  </office:meta>
</office:document-meta>
</file>